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A02DAA1754C90C2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MS Mincho'"/>
    <style:font-face style:name="Mangal" svg:font-family="Mangal"/>
    <style:font-face style:name="OpenSymbol" svg:font-family="OpenSymbol, 'Arial Unicode MS'"/>
    <style:font-face style:name="SimSun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.0945in" fo:margin-right="0in" fo:orphans="0" fo:widows="0" fo:hyphenation-ladder-count="no-limit" fo:text-indent="0in" style:auto-text-indent="false" style:writing-mode="lr-tb"/>
      <style:text-properties style:font-name="Arial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Frame_20_contents" style:master-page-name="">
      <style:paragraph-properties fo:margin-left="0.0693in" fo:margin-right="0in" fo:margin-top="0in" fo:margin-bottom="0.0835in" style:contextual-spacing="false" fo:orphans="0" fo:widows="0" fo:hyphenation-ladder-count="no-limit" fo:text-indent="0in" style:auto-text-indent="false" style:page-number="auto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Frame_20_contents">
      <style:paragraph-properties fo:margin-left="0.0693in" fo:margin-right="0in" fo:margin-top="0in" fo:margin-bottom="0.0835in" style:contextual-spacing="false" fo:orphans="0" fo:widows="0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Frame_20_contents" style:master-page-name="">
      <style:paragraph-properties fo:margin-left="0.0866in" fo:margin-right="0in" fo:margin-top="0in" fo:margin-bottom="0.0835in" style:contextual-spacing="false" fo:orphans="0" fo:widows="0" fo:hyphenation-ladder-count="no-limit" fo:text-indent="0in" style:auto-text-indent="false" style:page-number="auto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Frame_20_contents">
      <style:paragraph-properties fo:margin-left="0.0866in" fo:margin-right="0in" fo:margin-top="0in" fo:margin-bottom="0.0835in" style:contextual-spacing="false" fo:orphans="0" fo:widows="0" fo:hyphenation-ladder-count="no-limit" fo:text-indent="0in" style:auto-text-indent="false" fo:break-before="column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Frame_20_contents" style:master-page-name="">
      <style:paragraph-properties fo:margin-left="0.0957in" fo:margin-right="0in" fo:margin-top="0in" fo:margin-bottom="0.0835in" style:contextual-spacing="false" fo:orphans="0" fo:widows="0" fo:hyphenation-ladder-count="no-limit" fo:text-indent="0in" style:auto-text-indent="false" style:page-number="auto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Frame_20_contents">
      <style:paragraph-properties fo:margin-left="0.0957in" fo:margin-right="0in" fo:margin-top="0in" fo:margin-bottom="0.0835in" style:contextual-spacing="false" fo:orphans="0" fo:widows="0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Frame_20_contents">
      <style:paragraph-properties fo:margin-left="0.0783in" fo:margin-right="0in" fo:margin-top="0in" fo:margin-bottom="0.0835in" style:contextual-spacing="false" fo:orphans="0" fo:widows="0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Frame_20_contents" style:master-page-name="">
      <style:paragraph-properties fo:margin-left="0.0854in" fo:margin-right="0in" fo:margin-top="0in" fo:margin-bottom="0.0835in" style:contextual-spacing="false" fo:orphans="0" fo:widows="0" fo:hyphenation-ladder-count="no-limit" fo:text-indent="0in" style:auto-text-indent="false" style:page-number="auto" fo:break-before="column" style:writing-mode="lr-tb"/>
      <style:text-properties fo:font-size="11pt" officeooo:paragraph-rsid="00237ff3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rame_20_contents" style:master-page-name="">
      <style:paragraph-properties fo:margin-left="0.0854in" fo:margin-right="0in" fo:margin-top="0in" fo:margin-bottom="0.122in" style:contextual-spacing="false" fo:orphans="0" fo:widows="0" fo:hyphenation-ladder-count="no-limit" fo:text-indent="0in" style:auto-text-indent="false" style:page-number="auto" style:writing-mode="lr-tb"/>
      <style:text-properties fo:font-size="11pt" officeooo:rsid="00237ff3" officeooo:paragraph-rsid="00237ff3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Frame_20_contents" style:master-page-name="">
      <style:paragraph-properties fo:margin-left="0.0783in" fo:margin-right="0in" fo:margin-top="0in" fo:margin-bottom="0.0835in" style:contextual-spacing="false" fo:orphans="0" fo:widows="0" fo:hyphenation-ladder-count="no-limit" fo:text-indent="0in" style:auto-text-indent="false" style:page-number="auto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left="0in" fo:margin-right="3.3335in" fo:orphans="0" fo:widows="0" fo:hyphenation-ladder-count="no-limit" fo:text-indent="0in" style:auto-text-indent="false" style:writing-mode="lr-tb">
        <style:tab-stops>
          <style:tab-stop style:position="6.2937in"/>
        </style:tab-stops>
      </style:paragraph-properties>
      <style:text-properties style:font-name="Times New Roman" fo:font-size="11pt" fo:font-weight="normal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master-page-name="">
      <style:paragraph-properties fo:margin-left="0.0957in" fo:margin-right="0in" fo:orphans="0" fo:widows="0" fo:hyphenation-ladder-count="no-limit" fo:text-indent="0in" style:auto-text-indent="false" style:page-number="auto" style:writing-mode="lr-tb">
        <style:tab-stops>
          <style:tab-stop style:position="6.2937in"/>
        </style:tab-stops>
      </style:paragraph-properties>
      <style:text-properties style:font-name="Times New Roman" fo:font-size="11pt" fo:font-weight="normal" officeooo:paragraph-rsid="00237ff3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.0854in" fo:margin-right="0in" fo:margin-top="0in" fo:margin-bottom="0.0783in" style:contextual-spacing="false" fo:orphans="0" fo:widows="0" fo:hyphenation-ladder-count="no-limit" fo:text-indent="0in" style:auto-text-indent="false" style:writing-mode="lr-tb"/>
      <style:text-properties style:font-name="Times New Roman" fo:font-size="11pt" fo:font-weight="normal" officeooo:paragraph-rsid="00237ff3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left="0.0945in" fo:margin-right="0in" fo:orphans="0" fo:widows="0" fo:hyphenation-ladder-count="no-limit" fo:text-indent="0in" style:auto-text-indent="false" style:writing-mode="lr-tb"/>
      <style:text-properties style:font-name="Times New Roman" fo:font-size="11pt" fo:font-weight="bold" style:font-size-asian="11pt" style:font-weight-asian="bold" style:font-name-complex="Times New Roman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.0945in" fo:margin-right="0in" fo:orphans="0" fo:widows="0" fo:hyphenation-ladder-count="no-limit" fo:text-indent="0in" style:auto-text-indent="false" style:writing-mode="lr-tb"/>
      <style:text-properties style:font-name="Times New Roman" fo:font-size="11pt" style:font-size-asian="11pt" style:font-name-complex="Times New Roman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0945in" fo:margin-right="0in" fo:orphans="0" fo:widows="0" fo:hyphenation-ladder-count="no-limit" fo:text-indent="0in" style:auto-text-indent="false" style:writing-mode="lr-tb"/>
      <style:text-properties style:font-name="Times New Roman" fo:font-size="11pt" fo:language="ru" fo:country="RU" style:font-size-asian="11pt" style:font-name-complex="Times New Roman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paragraph-properties fo:margin-left="0.0957in" fo:margin-right="0in" fo:margin-top="0in" fo:margin-bottom="0in" style:contextual-spacing="false" fo:line-height="0.0398in" fo:orphans="0" fo:widows="0" fo:hyphenation-ladder-count="no-limit" fo:text-indent="0in" style:auto-text-indent="false" style:writing-mode="lr-tb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0.0957in" fo:margin-right="0in" fo:margin-top="0in" fo:margin-bottom="0in" style:contextual-spacing="false" fo:orphans="0" fo:widows="0" fo:hyphenation-ladder-count="no-limit" fo:text-indent="0in" style:auto-text-indent="false" style:writing-mode="lr-tb"/>
      <style:text-properties style:font-name="Times New Roman" fo:font-size="11pt" fo:language="ru" fo:country="RU" fo:font-weight="normal" officeooo:paragraph-rsid="0021ff87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left="0.0783in" fo:margin-right="0in" fo:margin-top="0in" fo:margin-bottom="0in" style:contextual-spacing="false" fo:orphans="0" fo:widows="0" fo:hyphenation-ladder-count="no-limit" fo:text-indent="0in" style:auto-text-indent="false" style:shadow="none" style:writing-mode="lr-tb"/>
      <style:text-properties style:font-name="Times New Roman" fo:font-size="11pt" fo:language="ru" fo:country="RU" fo:font-weight="normal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.0783in" fo:margin-right="0in" fo:margin-top="0in" fo:margin-bottom="0in" style:contextual-spacing="false" fo:orphans="0" fo:widows="0" fo:hyphenation-ladder-count="no-limit" fo:text-indent="0in" style:auto-text-indent="false" style:shadow="none" style:writing-mode="lr-tb"/>
      <style:text-properties style:font-name="Times New Roman" fo:font-size="11pt" fo:language="ru" fo:country="RU" style:font-name-asian="Times New Roman" style:font-size-asian="11pt" style:font-name-complex="Times New Roman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margin-left="0.0783in" fo:margin-right="0in" fo:margin-top="0in" fo:margin-bottom="0in" style:contextual-spacing="false" fo:orphans="0" fo:widows="0" fo:hyphenation-ladder-count="no-limit" fo:text-indent="0in" style:auto-text-indent="false" style:shadow="none" style:writing-mode="lr-tb"/>
      <style:text-properties style:font-name="Times New Roman" fo:font-size="11pt" fo:language="ru" fo:country="RU" fo:font-style="normal" fo:font-weight="normal" officeooo:paragraph-rsid="00237ff3" style:font-name-asian="Times New Roman" style:font-size-asian="11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.0783in" fo:margin-right="0in" fo:margin-top="0in" fo:margin-bottom="0in" style:contextual-spacing="false" fo:orphans="0" fo:widows="0" fo:hyphenation-ladder-count="no-limit" fo:text-indent="0in" style:auto-text-indent="false" style:shadow="none" style:writing-mode="lr-tb"/>
      <style:text-properties style:font-name="Times New Roman" fo:font-size="11pt" fo:language="ru" fo:country="RU" fo:font-style="normal" fo:font-weight="normal" officeooo:rsid="00237ff3" officeooo:paragraph-rsid="00237ff3" style:font-name-asian="Times New Roman" style:font-size-asian="11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5pt" fo:font-weight="normal" style:font-size-asian="15pt" style:font-weight-asian="normal" style:font-name-complex="Times New Roman" style:font-size-complex="15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5pt" fo:font-weight="normal" style:font-size-asian="15pt" style:font-weight-asian="normal" style:font-name-complex="Times New Roman" style:font-size-complex="15pt" style:font-weight-complex="normal"/>
    </style:style>
    <style:style style:name="P28" style:family="paragraph" style:parent-style-name="Standard" style:master-page-name="">
      <style:paragraph-properties fo:margin-left="0.0854in" fo:margin-right="0in" fo:margin-top="0in" fo:margin-bottom="0.0783in" style:contextual-spacing="false" fo:orphans="0" fo:widows="0" fo:hyphenation-ladder-count="no-limit" fo:text-indent="0in" style:auto-text-indent="false" style:page-number="auto" style:writing-mode="lr-tb"/>
      <style:text-properties style:use-window-font-color="true" loext:opacity="0%" style:font-name="Times New Roman" fo:font-size="11pt" fo:language="ru" fo:country="RU" style:letter-kerning="true" style:font-name-asian="SimSun" style:font-size-asian="11pt" style:language-asian="zh" style:country-asian="CN" style:font-name-complex="Tahoma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.0945in" fo:margin-right="0in" fo:orphans="0" fo:widows="0" fo:hyphenation-ladder-count="no-limit" fo:text-indent="0in" style:auto-text-indent="false" style:writing-mode="lr-tb"/>
      <style:text-properties officeooo:paragraph-rsid="0025e3f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Times New Roman" fo:font-size="12pt" fo:language="ru" fo:country="RU" fo:font-style="normal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/>
    </style:style>
    <style:style style:name="T2" style:family="text">
      <style:text-properties fo:color="#000000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loext:opacity="100%"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font-name="Times New Roman" fo:language="en" fo:country="US" fo:font-style="normal" fo:font-weight="normal" officeooo:rsid="00237ff3" style:font-style-asian="normal" style:font-weight-asian="normal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officeooo:rsid="00237ff3" style:font-name-asian="Times New Roman" style:font-style-asian="normal" style:font-style-complex="normal"/>
    </style:style>
    <style:style style:name="T7" style:family="text">
      <style:text-properties fo:language="en" fo:country="US" fo:font-style="normal" officeooo:rsid="0025e3fe" style:font-name-asian="Times New Roman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7ff3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style:font-name="Times New Roman" fo:language="ru" fo:country="RU" fo:font-weight="normal" style:font-weight-asian="normal" style:font-name-complex="Times New Roman" style:font-weight-complex="normal"/>
    </style:style>
    <style:style style:name="T13" style:family="text">
      <style:text-properties style:font-name="Times New Roman" fo:language="ru" fo:country="RU" fo:font-weight="normal" officeooo:rsid="002492e3" style:font-weight-asian="normal" style:font-name-complex="Times New Roman" style:font-weight-complex="normal"/>
    </style:style>
    <style:style style:name="T14" style:family="text">
      <style:text-properties style:font-name="Times New Roman" fo:font-size="11pt" fo:language="ru" fo:country="RU" style:font-size-asian="11pt" style:font-name-complex="Times New Roman" style:font-size-complex="11pt"/>
    </style:style>
    <style:style style:name="T15" style:family="text"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T16" style:family="text">
      <style:text-properties style:font-name="Times New Roman" fo:font-size="11pt" fo:language="ru" fo:country="RU" fo:font-weight="normal" officeooo:rsid="00237ff3" style:font-size-asian="11pt" style:font-weight-asian="normal" style:font-name-complex="Times New Roman" style:font-size-complex="11pt" style:font-weight-complex="normal"/>
    </style:style>
    <style:style style:name="T17" style:family="text">
      <style:text-properties style:font-name="Times New Roman" fo:font-size="11pt" style:font-size-asian="11pt" style:font-name-complex="Times New Roman" style:font-size-complex="11pt"/>
    </style:style>
    <style:style style:name="T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9" style:family="text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T20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21" style:family="text"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T22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23" style:family="text">
      <style:text-properties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style:font-name="Times New Roman" fo:font-size="11pt" fo:font-weight="normal" officeooo:rsid="0021ff87" style:font-name-asian="Times New Roman" style:font-size-asian="11pt" style:font-weight-asian="normal" style:font-name-complex="Times New Roman" style:font-size-complex="11pt" style:font-weight-complex="normal"/>
    </style:style>
    <style:style style:name="T25" style:family="text">
      <style:text-properties style:use-window-font-color="true" loext:opacity="0%" style:font-name="Times New Roman" fo:language="ru" fo:country="RU" style:letter-kerning="true" style:font-name-asian="SimSun" style:language-asian="zh" style:country-asian="CN" style:language-complex="hi" style:country-complex="IN"/>
    </style:style>
    <style:style style:name="T26" style:family="text">
      <style:text-properties fo:font-style="normal" style:font-name-asian="Times New Roman" style:font-style-asian="normal" style:font-style-complex="normal"/>
    </style:style>
    <style:style style:name="T27" style:family="text">
      <style:text-properties fo:font-style="normal" officeooo:rsid="0020fae7" style:font-name-asian="Times New Roman" style:font-style-asian="normal" style:font-style-complex="normal"/>
    </style:style>
    <style:style style:name="T28" style:family="text">
      <style:text-properties fo:font-style="normal" officeooo:rsid="00215586" style:font-name-asian="Times New Roman" style:font-style-asian="normal" style:font-style-complex="normal"/>
    </style:style>
    <style:style style:name="T29" style:family="text">
      <style:text-properties fo:font-style="normal" officeooo:rsid="0021ff87" style:font-name-asian="Times New Roman" style:font-style-asian="normal" style:font-style-complex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officeooo:rsid="0020fae7"/>
    </style:style>
    <style:style style:name="T32" style:family="text">
      <style:text-properties officeooo:rsid="0021ff87"/>
    </style:style>
    <style:style style:name="T33" style:family="text">
      <style:text-properties officeooo:rsid="00237ff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a xlink:type="simple" xlink:href="https://github.com/evgeniyvinokurov">
        <draw:frame draw:style-name="fr1" draw:name="HTTPS://GITHUB.COM/VINQ/" text:anchor-type="page" text:anchor-page-number="1" svg:x="6.9799in" svg:y="1.4827in" svg:width="0.3in" svg:height="0.3in" draw:z-index="0">
          <draw:image xlink:href="Pictures/100000010000030000000300A02DAA1754C90C2E.png" xlink:type="simple" xlink:show="embed" xlink:actuate="onLoad" draw:mime-type="image/png"/>
        </draw:frame>
      </draw:a>
      <text:p text:style-name="P26">Резюме</text:p>
      <text:p text:style-name="P27"/>
      <text:p text:style-name="P27"/>
      <text:p text:style-name="P16"><text:span text:style-name="T11">Имя</text:span>: <text:span text:style-name="T8">Евгений Винокуров </text:span><text:span text:style-name="T9">Александрович</text:span></text:p>
      <text:p text:style-name="P17">Возраст: 3<text:span text:style-name="T32">9</text:span></text:p>
      <text:p text:style-name="P2"><text:span text:style-name="T14">Почта</text:span><text:span text:style-name="T17">:</text:span><text:span text:style-name="T18"> </text:span><text:a xlink:type="simple" xlink:href="mailto:evgeniy.vinokuroff@yandex.ru" text:style-name="Internet_20_link" text:visited-style-name="Visited_20_Internet_20_Link"><text:span text:style-name="T19">evgeniy.vinokuroff</text:span><text:span text:style-name="T17">@</text:span><text:span text:style-name="T20">yandex.ru</text:span></text:a></text:p>
      <text:p text:style-name="P18">Проживает: г. Архангельск</text:p>
      <text:p text:style-name="P29"><text:span text:style-name="T22">Сайт:</text:span><text:span text:style-name="T23"> </text:span><text:a xlink:type="simple" xlink:href="https://vinokurove.ru/" text:style-name="Internet_20_link" text:visited-style-name="Visited_20_Internet_20_Link"><text:span text:style-name="T24">https://vinokurove.ru</text:span></text:a></text:p>
      <text:p text:style-name="P29"><text:span text:style-name="T23"><text:s text:c="3"/></text:span></text:p>
      <text:p text:style-name="P19"/>
      <text:section text:style-name="Sect1" text:name="Раздел1">
        <text:p text:style-name="P28">Опыт. Основные пункты:</text:p>
        <text:p text:style-name="P15"><text:span text:style-name="T6">1. Фирмы с javascript – более 2х лет<text:line-break/>2. Фирмы с php – более 3х лет<text:line-break/>3. Остальные - более года<text:line-break/></text:span><text:span text:style-name="T7">+</text:span><text:span text:style-name="T6"> самообразование </text:span></text:p>
        <text:p text:style-name="P13"/>
        <text:p text:style-name="P3"><text:span text:style-name="T10"/></text:p>
        <text:p text:style-name="P4"><text:span text:style-name="T10">Опыт. Дополнительно</text:span>:</text:p>
        <text:p text:style-name="P11"><text:span text:style-name="T12">Использую Debian, люблю графические интерфейсы, </text:span><text:span text:style-name="T13">считаю что любой язык хороший, если для него существует своя среда, в которой он нужен, нравятся узкоспециализированные системы.</text:span></text:p>
        <text:p text:style-name="P10">Образование:</text:p>
        <text:p text:style-name="P23"><text:span text:style-name="T31">САФУ</text:span>, ИСиТ, г. Архангельск <text:span text:style-name="T31">2010г</text:span></text:p>
        <text:p text:style-name="P22"/>
        <text:p text:style-name="P22">Навыки:</text:p>
        <text:p text:style-name="P20"/>
        <text:p text:style-name="P21"><text:span text:style-name="T26">.Net C#</text:span><text:span text:style-name="T27">, </text:span><text:span text:style-name="T28">j</text:span><text:span text:style-name="T5">avascript</text:span><text:span text:style-name="T26">, php, </text:span><text:span text:style-name="T27">python, </text:span><text:span text:style-name="T29">SQL</text:span></text:p>
        <text:p text:style-name="P24">++++++<text:span text:style-name="T5">+</text:span></text:p>
        <text:p text:style-name="P24"><text:s/>HTML, CSS, препроцессоры, BEM</text:p>
        <text:p text:style-name="P24">+++++<text:line-break/><text:span text:style-name="T33">Linux shell, Docker</text:span></text:p>
        <text:p text:style-name="P25">++++</text:p>
        <text:p text:style-name="P14"/>
        <text:p text:style-name="P5">Английский<text:span text:style-name="T25"> </text:span></text:p>
        <text:p text:style-name="P7">(technical <text:span text:style-name="T33">english</text:span>, <text:span text:style-name="T33">simple</text:span> talk)</text:p>
        <text:p text:style-name="P8"/>
        <text:p text:style-name="P8"/>
      </text:section>
      <text:section text:style-name="Sect1" text:name="Раздел2">
        <text:p text:style-name="P9"/>
        <text:p text:style-name="P9"/>
        <text:p text:style-name="P9">Ожидания от работы</text:p>
        <text:p text:style-name="P9">Хочу стать частью команды профессионалов. В работе люблю свободу внутренних процессов и возможности самоорганизации. <text:span text:style-name="T10">Ц</text:span>еню простоту и отсутствие бюрократии в общении <text:span text:style-name="T10">коллектива</text:span>. Не люблю длинные должностные <text:span text:style-name="T5">road map</text:span><text:span text:style-name="T10">ы и заочные повышения. Нравятся инструкции и документированные функции, когда люди занимаются непосредственно своими должностными обязанностями.</text:span></text:p>
        <text:p text:style-name="P6">Личные качества</text:p>
        <text:p text:style-name="P12"><text:span text:style-name="T30">Скорее интроверт, чем экстраверт. </text:span><text:span text:style-name="T22">Среди моих интересов фильмы ужасов и очень разная музыка. </text:span><text:span text:style-name="T21">С</text:span><text:span text:style-name="T15">обственноручно смастерил несколько шкафов. Немного играю на гитаре, рисую скетчи и </text:span><text:span text:style-name="T16">пишу тексты</text:span><text:span text:style-name="T15">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MS Mincho'"/>
    <style:font-face style:name="Mangal" svg:font-family="Mangal"/>
    <style:font-face style:name="OpenSymbol" svg:font-family="OpenSymbol, 'Arial Unicode MS'"/>
    <style:font-face style:name="SimSun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Frame_20_contents_20__28_user_29_" style:display-name="Frame contents (user)" style:family="paragraph" style:parent-style-name="Text_20_body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Times New Roman" fo:font-size="12pt" fo:language="ru" fo:country="RU" fo:font-style="normal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/>
    </style:style>
    <style:style style:name="MT2" style:family="text">
      <style:text-properties fo:color="#000000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color="#000000" loext:opacity="100%"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loext:opacity="100%" style:font-name="Times New Roman" fo:language="en" fo:country="US" fo:font-style="normal" fo:font-weight="normal" officeooo:rsid="00237ff3" style:font-style-asian="normal" style:font-weight-asian="normal" style:font-style-complex="normal" style:font-weight-complex="normal"/>
    </style:style>
    <style:page-layout style:name="Mpm1">
      <style:page-layout-properties fo:page-width="8.4098in" fo:page-height="11.6902in" style:num-format="1" style:print-orientation="portrait" fo:margin-top="0.7862in" fo:margin-bottom="0.8783in" fo:margin-left="0.7874in" fo:margin-right="1.0098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fo:background-color="transparent" style:dynamic-spacing="false" draw:fill="non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span text:style-name="MT1">Винокуров Е.А.</text:span><text:span text:style-name="MT2"> 20</text:span><text:span text:style-name="MT3">2</text:span><text:span text:style-name="MT4">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7-05T20:18:00</meta:creation-date>
    <dc:date>2025-11-13T14:19:16.806404277</dc:date>
    <meta:editing-cycles>179</meta:editing-cycles>
    <meta:editing-duration>P4DT18H55M53S</meta:editing-duration>
    <meta:generator>LibreOffice/7.4.7.2$Linux_X86_64 LibreOffice_project/40$Build-2</meta:generator>
    <meta:document-statistic meta:table-count="0" meta:image-count="1" meta:object-count="0" meta:page-count="1" meta:paragraph-count="26" meta:word-count="168" meta:character-count="1267" meta:non-whitespace-character-count="1116"/>
  </office:meta>
</office:document-meta>
</file>